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170" officeooo:paragraph-rsid="000a5201"/>
    </style:style>
    <style:style style:name="P2" style:family="paragraph" style:parent-style-name="Standard">
      <style:text-properties officeooo:paragraph-rsid="000a5201"/>
    </style:style>
    <style:style style:name="P3" style:family="paragraph" style:parent-style-name="Standard">
      <style:text-properties officeooo:paragraph-rsid="000a5201"/>
    </style:style>
    <style:style style:name="P4" style:family="paragraph" style:parent-style-name="Standard">
      <style:text-properties officeooo:rsid="000ac3ef" officeooo:paragraph-rsid="000ac3ef"/>
    </style:style>
    <style:style style:name="T1" style:family="text">
      <style:text-properties officeooo:rsid="001f2170"/>
    </style:style>
    <style:style style:name="T2" style:family="text">
      <style:text-properties officeooo:rsid="000bc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<text:span text:style-name="T1">Como eu fiz – Fractal Trigo – Criei um ‘for’ para mover o pincel pra direita, esquerda(diminuindo variável ’lado’ e depois esquerda de novo, ‘ i &lt; 4 ‘, após isso fazia o pincel voltar por onde andou.</text:span></text:p>
      <text:p text:style-name="P4">Fractal Arvore – Fazia o pincel andar para direita, depois chamava a função, depois esquerda, função de novo e direita. Depois fazia ele voltar pelo tamanho do lado. Foi feito um laço e dentro dele colocado a função ‘fruto’, nessa função foi feito o circulo de tamanho ‘radius’, varável declarada nas funções. Com isso o circulo ficaria diminuindo a ponto de parecer frutos na arvore.</text:p>
      <text:p text:style-name="P4">Fractal Gelo – Criava a variável ‘ang’, e a condição ‘if’. Feita a variavel ‘dec’ <text:span text:style-name="T2">para dizer quantos galhos fazer. Após isso coloca para andar ‘lado’, chama função(com dec passando a ser 5, e lado multiplicando por ‘ *0.36 ‘ de novo e move ‘-lado’ , depois anda para direita ‘ang’( declarada anteriormente), depois chama a função de novo.</text:span></text:p>
      <text:p text:style-name="P2">*<text:span text:style-name="T1">Com quem fez – Gelo e Trigo com os colegas de EC, Arvore sozinho.</text:span></text:p>
      <text:p text:style-name="P2">*<text:span text:style-name="T1">Oque eu aprendi – O uso da recursão, apesar de não estar muito bem ainda. </text:span></text:p>
      <text:p text:style-name="P2">*<text:span text:style-name="T1">Quais as dificuldades – Dificuldade na parte de colocar a recursividade. </text:span></text:p>
      <text:p text:style-name="P2">*<text:span text:style-name="T1">Tempo gasto – Um dia pra cada fractal mais ou menos.</text:span></text:p>
      <text:p text:style-name="P2"/>
      <text:p text:style-name="P2"/>
      <text:p text:style-name="P1">George Cronemberger EC 3º semes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22:56.575805935</meta:creation-date>
    <dc:date>2018-04-11T09:58:00.292791343</dc:date>
    <meta:editing-duration>PT22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10" meta:character-count="1224" meta:non-whitespace-character-count="1012"/>
  </office:meta>
</office:document-meta>
</file>